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Heading">
      <style:paragraph-properties fo:text-align="center" style:justify-single-word="false"/>
      <style:text-properties fo:language="en" fo:country="US" officeooo:rsid="000ee65f" officeooo:paragraph-rsid="000ee65f"/>
    </style:style>
    <style:style style:name="P3" style:family="paragraph" style:parent-style-name="Heading">
      <style:paragraph-properties fo:text-align="center" style:justify-single-word="false"/>
      <style:text-properties fo:language="en" fo:country="US"/>
    </style:style>
    <style:style style:name="P4" style:family="paragraph" style:parent-style-name="Subtitle">
      <style:text-properties fo:language="en" fo:country="US" officeooo:rsid="000ee65f" officeooo:paragraph-rsid="000ee65f"/>
    </style:style>
    <style:style style:name="P5" style:family="paragraph" style:parent-style-name="Text_20_body" style:list-style-name="L7">
      <style:paragraph-properties fo:text-align="justify" style:justify-single-word="false"/>
      <style:text-properties officeooo:paragraph-rsid="0068348c"/>
    </style:style>
    <style:style style:name="P6" style:family="paragraph" style:parent-style-name="Text_20_body">
      <style:paragraph-properties fo:text-align="justify" style:justify-single-word="false"/>
      <style:text-properties officeooo:rsid="0068348c" officeooo:paragraph-rsid="0068348c"/>
    </style:style>
    <style:style style:name="P7" style:family="paragraph" style:parent-style-name="Text_20_body">
      <style:paragraph-properties fo:text-align="justify" style:justify-single-word="false"/>
      <style:text-properties fo:font-weight="bold" officeooo:rsid="0068348c" officeooo:paragraph-rsid="0068348c" style:font-weight-asian="bold" style:font-weight-complex="bold"/>
    </style:style>
    <style:style style:name="P8" style:family="paragraph" style:parent-style-name="Text_20_body" style:list-style-name="L8">
      <style:paragraph-properties fo:text-align="justify" style:justify-single-word="false"/>
      <style:text-properties fo:font-weight="bold" officeooo:rsid="0069527d" officeooo:paragraph-rsid="0069527d" style:font-weight-asian="bold" style:font-weight-complex="bold"/>
    </style:style>
    <style:style style:name="P9" style:family="paragraph" style:parent-style-name="Text_20_body">
      <style:paragraph-properties fo:text-align="justify" style:justify-single-word="false"/>
      <style:text-properties fo:font-weight="bold" officeooo:rsid="0069527d" officeooo:paragraph-rsid="0069527d" style:font-weight-asian="bold" style:font-weight-complex="bold"/>
    </style:style>
    <style:style style:name="P10" style:family="paragraph" style:parent-style-name="Text_20_body" style:list-style-name="L9">
      <style:paragraph-properties fo:text-align="justify" style:justify-single-word="false"/>
      <style:text-properties fo:font-weight="bold" officeooo:rsid="006a72fe" officeooo:paragraph-rsid="006a72fe" style:font-weight-asian="bold" style:font-weight-complex="bold"/>
    </style:style>
    <style:style style:name="P11" style:family="paragraph" style:parent-style-name="Text_20_body" style:list-style-name="L10">
      <style:paragraph-properties fo:text-align="justify" style:justify-single-word="false"/>
      <style:text-properties fo:font-weight="bold" officeooo:rsid="006a72fe" officeooo:paragraph-rsid="006a72fe" style:font-weight-asian="bold" style:font-weight-complex="bold"/>
    </style:style>
    <style:style style:name="P12" style:family="paragraph" style:parent-style-name="Text_20_body" style:list-style-name="L11">
      <style:text-properties fo:font-weight="bold" officeooo:rsid="006be1ad" officeooo:paragraph-rsid="006be1ad" style:font-weight-asian="bold" style:font-weight-complex="bold"/>
    </style:style>
    <style:style style:name="P13" style:family="paragraph" style:parent-style-name="Text_20_body">
      <style:paragraph-properties fo:text-align="justify" style:justify-single-word="false"/>
      <style:text-properties fo:font-weight="normal" officeooo:rsid="0069527d" officeooo:paragraph-rsid="0069527d" style:font-weight-asian="normal" style:font-weight-complex="normal"/>
    </style:style>
    <style:style style:name="P14" style:family="paragraph" style:parent-style-name="Text_20_body">
      <style:paragraph-properties fo:text-align="justify" style:justify-single-word="false"/>
      <style:text-properties fo:font-weight="normal" officeooo:rsid="006a72fe" officeooo:paragraph-rsid="006a72fe" style:font-weight-asian="normal" style:font-weight-complex="normal"/>
    </style:style>
    <style:style style:name="P15" style:family="paragraph" style:parent-style-name="Text_20_body">
      <style:text-properties fo:font-weight="normal" officeooo:rsid="006c4925" officeooo:paragraph-rsid="006c4925" style:font-weight-asian="normal" style:font-weight-complex="normal"/>
    </style:style>
    <style:style style:name="P16" style:family="paragraph" style:parent-style-name="Text_20_body" style:list-style-name="L12">
      <style:text-properties fo:font-weight="normal" officeooo:rsid="006c4925" officeooo:paragraph-rsid="006c4925" style:font-weight-asian="normal" style:font-weight-complex="normal"/>
    </style:style>
    <style:style style:name="P17" style:family="paragraph" style:parent-style-name="Text_20_body">
      <style:paragraph-properties fo:text-align="justify" style:justify-single-word="false"/>
      <style:text-properties officeooo:rsid="006a72fe" officeooo:paragraph-rsid="006a72fe"/>
    </style:style>
    <style:style style:name="P18" style:family="paragraph" style:parent-style-name="Text_20_body">
      <style:text-properties officeooo:rsid="006be1ad" officeooo:paragraph-rsid="006be1ad"/>
    </style:style>
    <style:style style:name="P19" style:family="paragraph" style:parent-style-name="Text_20_body">
      <style:text-properties officeooo:rsid="006c4925" officeooo:paragraph-rsid="006c4925"/>
    </style:style>
    <style:style style:name="P20" style:family="paragraph" style:parent-style-name="Title">
      <style:paragraph-properties fo:text-align="center" style:justify-single-word="false"/>
      <style:text-properties fo:language="en" fo:country="US" officeooo:rsid="0068348c" officeooo:paragraph-rsid="0068348c"/>
    </style:style>
    <style:style style:name="P21" style:family="paragraph" style:parent-style-name="Heading_20_2">
      <style:text-properties fo:language="en" fo:country="US" fo:font-style="normal" officeooo:rsid="0068348c" officeooo:paragraph-rsid="0068348c" style:font-style-asian="normal" style:font-style-complex="normal"/>
    </style:style>
    <style:style style:name="P22" style:family="paragraph" style:parent-style-name="Heading_20_2">
      <style:paragraph-properties fo:text-align="justify" style:justify-single-word="false"/>
      <style:text-properties officeooo:rsid="0068348c" officeooo:paragraph-rsid="0068348c"/>
    </style:style>
    <style:style style:name="P23" style:family="paragraph" style:parent-style-name="Heading_20_2">
      <style:paragraph-properties fo:text-align="justify" style:justify-single-word="false"/>
    </style:style>
    <style:style style:name="P24" style:family="paragraph" style:parent-style-name="Heading_20_2">
      <style:text-properties officeooo:rsid="006c4925" officeooo:paragraph-rsid="006c4925"/>
    </style:style>
    <style:style style:name="P25" style:family="paragraph" style:parent-style-name="Heading_20_2">
      <style:text-properties fo:font-weight="bold" officeooo:rsid="006c4925" officeooo:paragraph-rsid="006c4925" style:font-weight-asian="bold" style:font-weight-complex="bold"/>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68348c" style:font-style-asian="normal" style:font-style-complex="normal"/>
    </style:style>
    <style:style style:name="T4" style:family="text">
      <style:text-properties fo:language="en" fo:country="US" fo:font-style="normal" officeooo:rsid="006be1ad" style:font-style-asian="normal" style:font-style-complex="normal"/>
    </style:style>
    <style:style style:name="T5" style:family="text">
      <style:text-properties fo:language="en" fo:country="US" fo:font-style="normal" officeooo:rsid="006c4925" style:font-style-asian="normal" style:font-style-complex="normal"/>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normal" officeooo:rsid="006c4925" style:font-style-asian="normal" style:font-weight-asian="normal" style:font-style-complex="normal" style:font-weight-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officeooo:rsid="0056dc8f"/>
    </style:style>
    <style:style style:name="T10" style:family="text">
      <style:text-properties officeooo:rsid="0068348c"/>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solation Game: Heuristic Analysis</text:p>
      <text:p text:style-name="P4"><text:span text:style-name="T10">Artificial Intelligente </text:span>Nanodegree</text:p>
      <text:p text:style-name="P2">Celso Araujo</text:p>
      <text:p text:style-name="P3"><text:span text:style-name="T10">November 11</text:span>th, 201<text:span text:style-name="T9">7</text:span></text:p>
      <text:p text:style-name="P1"/>
      <text:h text:style-name="P22" text:outline-level="2"><text:span text:style-name="T1">Introduction</text:span></text:h>
      <text:p text:style-name="P6">This report is a requirement of the “Build a Game-Playing Agent” project included in Udacity's Artificial Intelligente Nanodegree. The project description, this report and all code, including code for my solution, can be found on my GitHub repository: <text:a xlink:type="simple" xlink:href="https://github.com/celsofaf/AIND-Isolation">https://github.com/celsofaf/AIND-Isolation</text:a>.</text:p>
      <text:p text:style-name="P6">The aim of this report is, according to the project instructions:</text:p>
      <text:list xml:id="list4736620005506699231" text:style-name="L7">
        <text:list-item>
          <text:p text:style-name="P5"><text:span text:style-name="T10">To describe the three heuristics I developed for calculating board-state scores for the Isolation game. These scoring heuristics are used to build 3 playing agents (called simply “players” here) ;</text:span></text:p>
        </text:list-item>
        <text:list-item>
          <text:p text:style-name="P5"><text:span text:style-name="T10">Show and comment the results of the “Tournament” comparing these 3 players to other 7 pre-implemented players, including a specific one which should be considered as a benchmark.</text:span></text:p>
        </text:list-item>
      </text:list>
      <text:h text:style-name="P21" text:outline-level="2">The 7 pre-implemented players</text:h>
      <text:p text:style-name="P7"><text:span text:style-name="T2">Player #1 – Random:</text:span><text:span text:style-name="T6"> as its name suggests, simply choses a random move among the available ones, and plays this move.</text:span></text:p>
      <text:p text:style-name="P13"><text:span text:style-name="T2">Players #2 to #7 are the cartesian product of two gameplay heuristics and three board-state score heuristics. The gameplay heuristics are:</text:span></text:p>
      <text:list xml:id="list1776277182373908835" text:style-name="L8">
        <text:list-item>
          <text:p text:style-name="P8"><text:span text:style-name="T2">MiniMax – MM:</text:span><text:span text:style-name="T6"> chooses a move using depth-limited minimax search over the game tree</text:span></text:p>
        </text:list-item>
        <text:list-item>
          <text:p text:style-name="P8"><text:span text:style-name="T2">AlphaBeta – AB:</text:span><text:span text:style-name="T6"> chooses a move using iterative deepening minimax search with alpha-beta pruning over the game tree</text:span></text:p>
        </text:list-item>
      </text:list>
      <text:p text:style-name="P13">And the score heuristics are:</text:p>
      <text:list xml:id="list3373003713543466148" text:style-name="L9">
        <text:list-item>
          <text:p text:style-name="P10">Open:<text:span text:style-name="T11"> score is equal to the number of possible moves available to the player</text:span></text:p>
        </text:list-item>
        <text:list-item>
          <text:p text:style-name="P10">Center:<text:span text:style-name="T11"> score is equal to the squared euclidean distance of the player's current position to the board center</text:span></text:p>
        </text:list-item>
        <text:list-item>
          <text:p text:style-name="P10">Improved:<text:span text:style-name="T11"> score is equal to the number of possible moves available to the current player (Open score) minus the number of possible moves available to the opponent player.</text:span></text:p>
        </text:list-item>
      </text:list>
      <text:p text:style-name="P14">So, the remaining pre-implemented players are:</text:p>
      <text:list xml:id="list7559680941186498017" text:style-name="L10">
        <text:list-item>
          <text:p text:style-name="P11">Player #2 – MM_Open:<text:span text:style-name="T11"> MiniMax gameplay with Open score heuristics</text:span></text:p>
        </text:list-item>
        <text:list-item>
          <text:p text:style-name="P11">Player #3 – MM_Center:<text:span text:style-name="T11"> MiniMax gameplay with Center score heuristics</text:span></text:p>
        </text:list-item>
        <text:list-item>
          <text:p text:style-name="P11">Player #4 – MM_Improved:<text:span text:style-name="T11"> MiniMax gameplay with Improved score heuristics</text:span></text:p>
        </text:list-item>
        <text:list-item>
          <text:p text:style-name="P11">Player #5 – AB_Open:<text:span text:style-name="T11"> AlphaBeta gameplay with Open score heuristics</text:span></text:p>
        </text:list-item>
        <text:list-item>
          <text:p text:style-name="P11"><text:soft-page-break/>Player #6 – AB_Center:<text:span text:style-name="T11"> AlphaBeta gameplay with Center score heuristics</text:span></text:p>
        </text:list-item>
        <text:list-item>
          <text:p text:style-name="P11">Player #7 – AB_Improved:<text:span text:style-name="T11"> AlphaBeta gameplay with Improved score heuristics</text:span></text:p>
        </text:list-item>
      </text:list>
      <text:p text:style-name="P9"><text:span text:style-name="T6">Note: a MiniMax player here will always search the game tree to a maximum depth of 3, while an AlphaBeta player will use iterative deepening technique to search the tree starting at depth = 1 and going as deep as the game timer allows.</text:span></text:p>
      <text:p text:style-name="P17"><text:span text:style-name="T3">T</text:span><text:span text:style-name="T2">he benchmark AI player is </text:span><text:span text:style-name="T8">Player #7 – AB_Improved</text:span><text:span text:style-name="T6">. My aim is to beat this player under the project constraints.</text:span></text:p>
      <text:h text:style-name="P23" text:outline-level="2"><text:span text:style-name="T2">The 3 </text:span><text:span text:style-name="T4">new players</text:span></text:h>
      <text:p text:style-name="P18"><text:span text:style-name="T2">The new players use alpha-beta prunning with iterative deepening (like the “AB” pre-implemented players) to choose the next move, but with score functions that were implemented by myself. These are the players with their score functions:</text:span></text:p>
      <text:list xml:id="list927865339951807198" text:style-name="L11">
        <text:list-item>
          <text:p text:style-name="P12"><text:span text:style-name="T2">AB_Custom:</text:span><text:span text:style-name="T6"> score = (number of player possible moves) – 3*(number of opponent possible moves). This is a modified version of Improved score, possibly aiming for a more defensive style of playing.</text:span></text:p>
        </text:list-item>
        <text:list-item>
          <text:p text:style-name="P12"><text:span text:style-name="T2">AB_Custom_2:</text:span><text:span text:style-name="T6"> score = 3*(number of player possible moves) – (number of opponent possible moves). This is a modified version of Improved score, possibly aiming for a more aggressive style of playing.</text:span></text:p>
        </text:list-item>
        <text:list-item>
          <text:p text:style-name="P12"><text:span text:style-name="T2">AB_Custom_3:</text:span><text:span text:style-name="T6"> score = (number of player possible moves) + (number of player possible second moves) – (number of opponent possible moves). Here, I “allowed” the player to make two moves in a row so as to look a little ahead into the game, counting the possible unique “first” and “second” moves. The more moves a player is able make in two turns, the better. From this number, I subtracted the current number of possible moves for the opponent, because </text:span><text:span text:style-name="T7">I understand </text:span><text:span text:style-name="T6">its “freedom” is also to be accounted for. ;-)</text:span></text:p>
        </text:list-item>
      </text:list>
      <text:h text:style-name="P25" text:outline-level="2"><text:span text:style-name="T2">Measuring players performances</text:span></text:h>
      <text:p text:style-name="P15"><text:span text:style-name="T2">Two “tournaments” were set up in order to assess the players performances. Players were divided in two groups, and member of one group played against all members of the other group. The groups were:</text:span></text:p>
      <text:list xml:id="list1313167197432551997" text:style-name="L12">
        <text:list-item>
          <text:p text:style-name="P16"><text:span text:style-name="T2">AB_Improved, AB_Custom, AB_Custom_2 and AB_Custom_3 (the benchmark player plus “my” players)</text:span></text:p>
        </text:list-item>
        <text:list-item>
          <text:p text:style-name="P16"><text:span text:style-name="T2">Random, MM_Open, MM_Center, MM_Improved, AB_Open, AB_Center and AB_Improved (all 7 pre-implemented players)</text:span></text:p>
        </text:list-item>
      </text:list>
      <text:p text:style-name="P15"><text:span text:style-name="T2">So, a tournament will have 28 (4 x 7) sets of matches. Each match will be a double match: first round with random starting positions, and second round with the same random starting positions, but with players reversed as to whom starts.</text:span></text:p>
      <text:p text:style-name="P15"><text:span text:style-name="T2">Tournament #1 consists of 200 matches between each pair of players (that is, 400 rounds, with 400 x 28 = 11,200 rounds played in total), with a time limit of 150 milliseconds for each move. Tournament #2 has the same number of matches, but with an increased time limit: 450 milliseconds for each move. This is made to allow the search heuristics to go deeper in the game trees and see the effects.</text:span></text:p>
      <text:h text:style-name="P24" text:outline-level="2"><text:span text:style-name="T2">Results</text:span></text:h>
      <text:p text:style-name="P19"><text:span text:style-name="T2">Comment results here</text:span></text:p>
      <text:h text:style-name="P24" text:outline-level="2"><text:soft-page-break/><text:span text:style-name="T2">Conclusion</text:span></text:h>
      <text:p text:style-name="P19"><text:span text:style-name="T5">C</text:span><text:span text:style-name="T2">omment conclusions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8M55S</meta:editing-duration>
    <meta:editing-cycles>63</meta:editing-cycles>
    <meta:generator>LibreOffice/4.2.8.2$Linux_X86_64 LibreOffice_project/420m0$Build-2</meta:generator>
    <dc:date>2017-11-11T20:33:46.703878100</dc:date>
    <dc:creator>Celso Araujo</dc:creator>
    <meta:document-statistic meta:table-count="0" meta:image-count="0" meta:object-count="0" meta:page-count="3" meta:paragraph-count="42" meta:word-count="774" meta:character-count="4809" meta:non-whitespace-character-count="4082"/>
    <meta:user-defined meta:name="Info 1"/>
    <meta:user-defined meta:name="Info 2"/>
    <meta:user-defined meta:name="Info 3"/>
    <meta:user-defined meta:name="Info 4"/>
  </office:meta>
</office:document-meta>
</file>